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2" style:family="graphic" style:parent-style-name="standard">
      <style:graphic-properties svg:stroke-width="1cm" svg:stroke-color="#000000" draw:marker-start-width="1.7cm" draw:marker-end-width="1.7cm" draw:fill="solid" draw:fill-color="#cc0000" draw:textarea-vertical-align="middle" fo:padding-top="0.625cm" fo:padding-bottom="0.625cm" fo:padding-left="0.75cm" fo:padding-right="0.75cm"/>
    </style:style>
    <style:style style:name="gr3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990000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21.462cm" svg:height="1.65cm" svg:x="-0.357cm" svg:y="8.828cm" svg:viewBox="0 0 21463 1651" draw:points="0,1651 1699,254 3397,1651 5096,254 6794,1651 8647,127 10346,1524 12199,0 14207,1651 15286,762 16214,0 18221,1651 21463,220">
          <text:p/>
        </draw:polyline>
        <draw:path draw:style-name="gr2" draw:text-style-name="P1" draw:layer="layout" svg:width="33.288cm" svg:height="21.843cm" svg:x="-2.796cm" svg:y="0.746cm" svg:viewBox="0 0 33289 21844" svg:d="M0 21844c1289-41209 6272 5963 15729-5102s19078-33708 17359 4828z">
          <text:p/>
        </draw:path>
        <draw:custom-shape draw:style-name="gr3" draw:text-style-name="P1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4.572cm" svg:x="7.631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19:17:49.578206052</dc:date>
    <dc:creator>Labio </dc:creator>
    <meta:editing-duration>PT8M21S</meta:editing-duration>
    <meta:editing-cycles>3</meta:editing-cycles>
    <meta:generator>LibreOffice/4.2.3.3$Linux_X86_64 LibreOffice_project/420m0$Build-3</meta:generator>
    <meta:document-statistic meta:object-count="6"/>
  </office:meta>
</office:document-meta>
</file>